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face style:name="Lucida Sans1" svg:font-family="'Lucida Sans'" style:font-family-generic="swiss"/>
    <style:font-face style:name="Courier New" svg:font-family="'Courier New'" style:font-adornments="Negrita"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Century Gothic" svg:font-family="'Century Gothic'" style:font-adornments="Negrit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OS_20_GENERALES" style:list-style-name="LISTA"/>
    <style:style style:name="P2" style:family="paragraph" style:parent-style-name="TEXTOS_20_GENERALES" style:list-style-name="LISTA">
      <style:text-properties officeooo:paragraph-rsid="00175532"/>
    </style:style>
    <style:style style:name="P3" style:family="paragraph" style:parent-style-name="TEXTOS_20_GENERALES" style:list-style-name="LISTA">
      <style:text-properties officeooo:paragraph-rsid="00178f94"/>
    </style:style>
    <style:style style:name="P4" style:family="paragraph" style:parent-style-name="TEXTOS_20_GENERALES" style:list-style-name="LISTA">
      <style:text-properties officeooo:paragraph-rsid="00197375"/>
    </style:style>
    <style:style style:name="P5" style:family="paragraph" style:parent-style-name="TEXTOS_20_GENERALES">
      <style:paragraph-properties fo:text-align="center" style:justify-single-word="false"/>
      <style:text-properties officeooo:paragraph-rsid="00197375"/>
    </style:style>
    <style:style style:name="P6" style:family="paragraph" style:parent-style-name="TITULO">
      <style:text-properties fo:color="#2a6099" loext:opacity="100%" style:font-name="Century Gothic" fo:font-size="18pt" fo:font-weight="bold" officeooo:rsid="00197375" officeooo:paragraph-rsid="00197375"/>
    </style:style>
    <style:style style:name="T1" style:family="text">
      <style:text-properties style:font-name="Arial" fo:font-size="11pt" officeooo:rsid="0019bb8b"/>
    </style:style>
    <style:style style:name="T2" style:family="text">
      <style:text-properties officeooo:rsid="00178f94"/>
    </style:style>
    <style:style style:name="T3" style:family="text">
      <style:text-properties fo:color="#2a6099" loext:opacity="100%" style:font-name="Century Gothic" fo:font-size="18pt" fo:font-weight="bold" officeooo:rsid="00178f94"/>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5" style:family="text">
      <style:text-properties officeooo:rsid="00197375"/>
    </style:style>
    <style:style style:name="T6" style:family="text">
      <style:text-properties officeooo:rsid="0019bb8b"/>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YTHON: DATOS SIMPLES</text:p>
      <text:list xml:id="list4195191606" text:style-name="LISTA">
        <text:list-item>
          <text:p text:style-name="P2">Escribir un programa que muestre por pantalla la cadena <text:span text:style-name="CODIGO">¡Hola Mundo!</text:span>.</text:p>
        </text:list-item>
        <text:list-item>
          <text:p text:style-name="P2">Escribir un programa que almacene la cadena <text:span text:style-name="CODIGO">¡Hola Mundo!</text:span> en una variable y luego muestre por pantalla el contenido de la variable.</text:p>
        </text:list-item>
        <text:list-item>
          <text:p text:style-name="P2">Escribir un programa que pregunte el nombre del usuario en la consola y después de que el usuario lo introduzca muestre por pantalla la cadena <text:span text:style-name="CODIGO">¡Hola &lt;nombre&gt;!</text:span>, donde <text:span text:style-name="CODIGO">&lt;nombre&gt;</text:span> es el nombre que el usuario haya introducido.</text:p>
        </text:list-item>
        <text:list-item>
          <text:p text:style-name="P2">Escribir un programa que pregunte el nombre del usuario en la consola y un número entero e imprima por pantalla en líneas distintas el nombre del usuario tantas veces como el número introducido.</text:p>
        </text:list-item>
        <text:list-item>
          <text:p text:style-name="P2">Escribir un programa que pregunte el nombre del usuario en la consola y después de que el usuario lo introduzca muestre por pantalla <text:span text:style-name="CODIGO">&lt;NOMBRE&gt; tiene &lt;n&gt; letras</text:span>, donde <text:span text:style-name="CODIGO">&lt;NOMBRE&gt;</text:span> es el nombre de usuario en mayúsculas y <text:span text:style-name="CODIGO">&lt;n&gt;</text:span> es el número de letras que tienen el nombre.</text:p>
        </text:list-item>
        <text:list-item>
          <text:p text:style-name="P4">Escribir un programa que realice la siguiente operación aritmética:</text:p>
        </text:list-item>
      </text:list>
      <text:p text:style-name="P5"><draw:frame draw:style-name="fr1" draw:name="Objeto1" text:anchor-type="as-char" svg:y="-0.683cm" svg:width="1.512cm" svg:height="1.064cm" draw:z-index="1"><draw:object xlink:href="./Object 1" xlink:type="simple" xlink:show="embed" xlink:actuate="onLoad"/><draw:image xlink:href="./ObjectReplacements/Object 1" xlink:type="simple" xlink:show="embed" xlink:actuate="onLoad"/></draw:frame></text:p>
      <text:list xml:id="list185619881633803" text:continue-numbering="true" text:style-name="LISTA">
        <text:list-item>
          <text:p text:style-name="P1">Escribir un programa que pregunte al usuario por el número de horas trabajadas y el coste por hora. Después debe mostrar por pantalla la paga que le corresponde.</text:p>
        </text:list-item>
        <text:list-item>
          <text:p text:style-name="P4">Escribir un programa que lea un entero positivo, <text:span text:style-name="T6">n</text:span>, introducido por el usuario y después muestre en pantalla la suma de todos los enteros desde 1 hasta <text:span text:style-name="T1">n</text:span>. La suma de los <text:span text:style-name="T1">n</text:span> primeros enteros positivos puede ser calculada de la siguiente forma:</text:p>
        </text:list-item>
      </text:list>
      <text:p text:style-name="P5"><draw:frame draw:style-name="fr1" draw:name="Objeto2" text:anchor-type="as-char" svg:y="-0.66cm" svg:width="3.05cm" svg:height="1.041cm" draw:z-index="0"><draw:object xlink:href="./Object 2" xlink:type="simple" xlink:show="embed" xlink:actuate="onLoad"/><draw:image xlink:href="./ObjectReplacements/Object 2" xlink:type="simple" xlink:show="embed" xlink:actuate="onLoad"/><svg:desc>fórmula</svg:desc></draw:frame></text:p>
      <text:list xml:id="list185619029515429" text:continue-numbering="true" text:style-name="LISTA">
        <text:list-item>
          <text:p text:style-name="P3">Escribir un programa que pida al usuario su peso (en k<text:span text:style-name="T6">ilogramos</text:span>) y estatura (en metros), calcule el índice de masa corporal y lo almacene en una variable, y muestre por pantalla la frase <text:span text:style-name="CODIGO">Tu índice de masa corporal es &lt;imc&gt;</text:span> donde <text:span text:style-name="CODIGO">&lt;imc&gt;</text:span> es el índice de masa corporal calculado redondeado con dos decimales.</text:p>
        </text:list-item>
        <text:list-item>
          <text:p text:style-name="P2">Escribir un programa que pida al usuario dos números enteros y muestre por pantalla la <text:span text:style-name="T6">frase</text:span> <text:span text:style-name="CODIGO">&lt;n&gt; entre &lt;m&gt; da un cociente &lt;c&gt; y un resto &lt;r&gt;</text:span> donde <text:span text:style-name="CODIGO">&lt;n&gt;</text:span> y <text:span text:style-name="CODIGO">&lt;m&gt;</text:span> son los números introducidos por el usuario, y <text:span text:style-name="CODIGO">&lt;c&gt;</text:span> y <text:span text:style-name="CODIGO">&lt;r&gt;</text:span> son el cociente y el resto de la división entera respectivamente.</text:p>
        </text:list-item>
        <text:list-item>
          <text:p text:style-name="P2">Escribir un programa que pregunte al usuario una cantidad a invertir, el interés anual y el número de años, y muestre por pantalla el capital obtenido en la inversión.</text:p>
        </text:list-item>
        <text:list-item>
          <text:p text:style-name="P2"><text:soft-page-break/>Una juguetería tiene mucho éxito en dos de sus productos: payasos y muñecas. Suele hacer venta por correo y la empresa de logística les cobra por peso de cada paquete así que deben calcular el peso de los payasos y muñecas que saldrán en cada paquete a demanda. Cada payaso pesa 112 g<text:span text:style-name="T5">ramos</text:span> y cada muñeca 75 g<text:span text:style-name="T5">ramos</text:span>. Escribir un programa que lea el número de payasos y muñecas vendidos en el último pedido y calcule el peso total del paquete que será enviado.</text:p>
        </text:list-item>
        <text:list-item>
          <text:p text:style-name="P2">Imagina que acabas de abrir una nueva cuenta de ahorros que te ofrece el 4% de interés al año. Estos ahorros, debido a intereses que no se cobran hasta finales de año, se te añaden al balance final de tu cuenta de ahorros. Escribir un programa que comience leyendo la cantidad de dinero depositada en la cuenta de ahorros, introducida por el usuario. Después el programa debe calcular y mostrar por pantalla la cantidad de ahorros tras el primer, segundo y tercer años. Redondear cada cantidad a dos decimales.</text:p>
        </text:list-item>
        <text:list-item>
          <text:p text:style-name="P2">Una panadería vende barras de pan a 3,49 € cada una. El pan que no es el día tiene un descuento del 60%. Escribir un programa que comience leyendo el número de barras vendidas que no son del día. Después el programa debe mostrar el precio habitual de una barra de pan, el descuento que se le hace por no ser fresca y el coste final tota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face style:name="Lucida Sans1" svg:font-family="'Lucida Sans'" style:font-family-generic="swiss"/>
    <style:font-face style:name="Courier New" svg:font-family="'Courier New'" style:font-adornments="Negrita"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Century Gothic" svg:font-family="'Century Gothic'" style:font-adornments="Negrit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OS_20_GENERALES" style:display-name="TEXTOS GENERALES" style:family="paragraph" style:parent-style-name="Standard">
      <style:paragraph-properties fo:margin-top="0.199cm" fo:margin-bottom="0.199cm" style:contextual-spacing="false" fo:line-height="120%" fo:text-align="justify" style:justify-single-word="false" style:register-true="false"/>
      <style:text-properties style:font-name="Arial" fo:font-family="Arial" style:font-style-name="Normal" style:font-family-generic="swiss" style:font-pitch="variable" fo:font-size="11pt"/>
    </style:style>
    <style:style style:name="TITULO" style:family="paragraph" style:parent-style-name="TEXTOS_20_GENERALES">
      <style:paragraph-properties fo:margin-top="0.199cm" fo:margin-bottom="0.4cm" style:contextual-spacing="false" fo:text-align="center" style:justify-single-word="false"/>
      <style:text-properties fo:color="#2a6099" loext:opacity="100%" style:font-name="Century Gothic" fo:font-family="'Century Gothic'" style:font-style-name="Negrita" style:font-family-generic="swiss" style:font-pitch="variable" fo:font-size="18pt" fo:font-weight="bold"/>
    </style:style>
    <style:style style:name="NEGRITA" style:family="text">
      <style:text-properties fo:color="#2a6099" loext:opacity="100%" style:font-name="Arial" fo:font-family="Arial" style:font-style-name="Normal" style:font-family-generic="swiss" style:font-pitch="variable" fo:font-size="11pt" fo:font-weight="bold"/>
    </style:style>
    <style:style style:name="CODIGO" style:family="text">
      <style:text-properties fo:color="#3465a4" loext:opacity="100%" style:font-name="Courier New" fo:font-family="'Courier New'" style:font-style-name="Negrita" style:font-family-generic="modern" style:font-pitch="fixed" fo:font-size="11pt" fo:font-weight="bold" fo:background-color="#dddddd" loext:padding="0.199cm" loext: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A">
      <text:list-level-style-number text:level="1" text:style-name="NEGRITA"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EGRITA" style:num-suffix="." style:num-format="a">
        <style:list-level-properties text:list-level-position-and-space-mode="label-alignment">
          <style:list-level-label-alignment text:label-followed-by="listtab" text:list-tab-stop-position="1.75cm" fo:text-indent="-0.75cm" fo:margin-left="1.7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2T20:37:11.474000000</meta:creation-date>
    <dc:date>2021-11-13T18:56:18.551000000</dc:date>
    <meta:editing-duration>PT24M49S</meta:editing-duration>
    <meta:editing-cycles>3</meta:editing-cycles>
    <meta:generator>LibreOffice/7.1.3.2$Windows_X86_64 LibreOffice_project/47f78053abe362b9384784d31a6e56f8511eb1c1</meta:generator>
    <meta:document-statistic meta:table-count="0" meta:image-count="0" meta:object-count="2" meta:page-count="2" meta:paragraph-count="17" meta:word-count="622" meta:character-count="3454" meta:non-whitespace-character-count="2861"/>
  </office:meta>
</office:document-meta>
</file>

<file path=Object 1/content.xml><?xml version="1.0" encoding="utf-8"?>
<math xmlns="http://www.w3.org/1998/Math/MathML" display="block">
  <semantics>
    <msup>
      <mrow>
        <mo fence="true" form="prefix" stretchy="false">(</mo>
        <mrow>
          <mfrac>
            <mrow>
              <mn>3</mn>
              <mo stretchy="false">+</mo>
              <mn>2</mn>
            </mrow>
            <mrow>
              <mn>2</mn>
              <mo stretchy="false">∗</mo>
              <mn>5</mn>
            </mrow>
          </mfrac>
        </mrow>
        <mo fence="true" form="postfix" stretchy="false">)</mo>
      </mrow>
      <mn>2</mn>
    </msup>
    <annotation encoding="StarMath 5.0">{({3+2} over {2*5})}^{2}  </annotation>
  </semantics>
</math>
</file>

<file path=Object 2/content.xml><?xml version="1.0" encoding="utf-8"?>
<math xmlns="http://www.w3.org/1998/Math/MathML" display="block">
  <semantics>
    <mrow>
      <mi mathvariant="italic">suma</mi>
      <mo stretchy="false">=</mo>
      <mfrac>
        <mrow>
          <mi>n</mi>
          <mrow>
            <mo fence="true" form="prefix" stretchy="false">(</mo>
            <mrow>
              <mrow>
                <mi>n</mi>
                <mo stretchy="false">+</mo>
                <mn>1</mn>
              </mrow>
            </mrow>
            <mo fence="true" form="postfix" stretchy="false">)</mo>
          </mrow>
        </mrow>
        <mn>2</mn>
      </mfrac>
    </mrow>
    <annotation encoding="StarMath 5.0">suma= {n(n+1)} over {2} </annotation>
  </semantics>
</math>
</file>